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style:text-outline="false" style:text-line-through-style="none" style:font-name="F" fo:font-size="10pt" fo:font-style="normal" fo:text-shadow="none" style:text-underline-style="none" fo:font-weight="normal" style:font-name-asian="F" style:font-size-asian="10pt" style:font-style-asian="normal" style:font-weight-asian="normal" style:font-name-complex="F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10pt" fo:font-style="normal" fo:text-shadow="none" style:text-underline-style="none" fo:font-weight="normal" style:font-name-asian="F" style:font-size-asian="10pt" style:font-style-asian="normal" style:font-weight-asian="normal" style:font-name-complex="F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Resumen del problema</text:p>
      <text:p text:style-name="P2"/>
      <text:p text:style-name="P2"/>
      <text:p text:style-name="P2">Código Fuente</text:p>
      <text:p text:style-name="Standard"><text:span text:style-name="T4"/></text:p>
      <text:p text:style-name="Standard"><text:span text:style-name="T4"/></text:p>
      <text:p text:style-name="Standard"><text:span text:style-name="T4"><text:s/>Resultados obtenidos y conclusiones</text:span></text:p>
      <text:p text:style-name="Standard"/>
      <text:p text:style-name="Standard"/>
      <text:p text:style-name="Standard">A continuación se representarán las gráficas de los diferentes escenarios presentados para el cálculo de comunicaciones entre los equipos del laboratorio. Tales escenarios son representados respectivamente con 10, 50 y 100 iteraciones. No obstante, cabe destacar que como la latencia va a valer siempre lo mismo (se calcula una vez, sin tener en cuenta los diferentes tamaños, ya que es sobre 1 byte)</text:p>
      <text:p text:style-name="Standard"/>
      <text:p text:style-name="Standard"/>
      <text:p text:style-name="Standard"/>
      <text:p text:style-name="Standard">Para 10 iteraciones el valor de la latencia es : <text:span text:style-name="T1">45,645237</text:span></text:p>
      <text:p text:style-name="Standard">Para 50 iteraciones el valor de la latencia es : <text:span text:style-name="T1">43.380260</text:span></text:p>
      <text:p text:style-name="Standard"><text:span text:style-name="T3">Para 100 iteraciones el valor de la latencia es :</text:span><text:span text:style-name="T1"> 42.974949</text:span></text:p>
      <text:p text:style-name="Standard"><text:span text:style-name="T1"/></text:p>
      <text:p text:style-name="P1">Gráfica del parámetro tau</text:p>
      <text:p text:style-name="Standard"/>
      <text:p text:style-name="Standard"/>
      <text:p text:style-name="Standard"><draw:frame draw:style-name="fr1" draw:name="Objeto1" text:anchor-type="paragraph" svg:width="16.013cm" svg:height="8.99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Dados los diferentes tamaños de mensaje (1 representaría 2^5 y 14 2^19), el valor de tau decrementa. Lógicamente, para mantener la proporción en la fórmula indicada: </text:p>
      <text:p text:style-name="Standard"/>
      <text:p text:style-name="Standard">Tcom = b + t * tamaño_en_bytes. </text:p>
      <text:p text:style-name="Standard"><text:s/></text:p>
      <text:p text:style-name="Standard"/>
      <text:p text:style-name="Standard"><text:soft-page-break/></text:p>
      <text:p text:style-name="P1">Gráfica del cálculo del tiempo total <text:s/>de comunicación</text:p>
      <text:p text:style-name="Standard"/>
      <text:p text:style-name="Standard"><draw:frame draw:style-name="fr1" draw:name="Objeto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Paralelamente, observamos que, como es lógico, el tiempo de comunicación total se incrementará con el tamaño de los mensajes. </text:p>
      <text:p text:style-name="Standard"/>
      <text:p text:style-name="Standard"/>
      <text:p text:style-name="Standard">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8:00:22</meta:creation-date>
    <meta:generator>LibreOffice/3.5$Linux_x86 LibreOffice_project/350m1$Build-2</meta:generator>
    <dc:date>2015-03-16T19:49:26</dc:date>
    <meta:editing-duration>PT2H26M51S</meta:editing-duration>
    <meta:editing-cycles>44</meta:editing-cycles>
    <meta:document-statistic meta:table-count="0" meta:image-count="0" meta:object-count="2" meta:page-count="2" meta:paragraph-count="14" meta:word-count="169" meta:character-count="1048" meta:non-whitespace-character-count="8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6cm" xlink:href="." xlink:type="simple" chart:class="chart:bar" chart:style-name="ch1">
        <chart:legend chart:legend-position="end" svg:x="12.241cm" svg:y="3.701cm" style:legend-expansion="high" chart:style-name="ch2"/>
        <chart:plot-area chart:style-name="ch3" chart:data-source-has-labels="both" svg:x="0.77cm" svg:y="0.851cm" svg:width="10.832cm" svg:height="7.546cm">
          <chartooo:coordinate-region svg:x="1.497cm" svg:y="1.051cm" svg:width="10.105cm" svg:height="6.699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" chart:label-cell-address="local-table.$B$1" chart:class="chart:bar">
            <chart:data-point chart:repeated="14"/>
          </chart:series>
          <chart:series chart:style-name="ch8" chart:values-cell-range-address="local-table.$C$2:.$C$15" chart:label-cell-address="local-table.$C$1" chart:class="chart:bar">
            <chart:data-point chart:repeated="14"/>
          </chart:series>
          <chart:series chart:style-name="ch9" chart:values-cell-range-address="local-table.$D$2:.$D$15" chart:label-cell-address="local-table.$D$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 10 iteraciones</text:p>
              </table:table-cell>
              <table:table-cell office:value-type="string">
                <text:p>Tau 50 iteraciones</text:p>
              </table:table-cell>
              <table:table-cell office:value-type="string">
                <text:p>Tau 100 iteracion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232">
                <text:p>0.476232</text:p>
              </table:table-cell>
              <table:table-cell office:value-type="float" office:value="0.485275">
                <text:p>0.485275</text:p>
              </table:table-cell>
              <table:table-cell office:value-type="float" office:value="0.472716">
                <text:p>0.4727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0422">
                <text:p>0.320422</text:p>
              </table:table-cell>
              <table:table-cell office:value-type="float" office:value="0.31455">
                <text:p>0.31455</text:p>
              </table:table-cell>
              <table:table-cell office:value-type="float" office:value="0.300957">
                <text:p>0.300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34">
                <text:p>0.25034</text:p>
              </table:table-cell>
              <table:table-cell office:value-type="float" office:value="0.237841">
                <text:p>0.237841</text:p>
              </table:table-cell>
              <table:table-cell office:value-type="float" office:value="0.240064">
                <text:p>0.240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1445">
                <text:p>0.151445</text:p>
              </table:table-cell>
              <table:table-cell office:value-type="float" office:value="0.150937">
                <text:p>0.150937</text:p>
              </table:table-cell>
              <table:table-cell office:value-type="float" office:value="0.153076">
                <text:p>0.15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1424">
                <text:p>0.131424</text:p>
              </table:table-cell>
              <table:table-cell office:value-type="float" office:value="0.131396">
                <text:p>0.131396</text:p>
              </table:table-cell>
              <table:table-cell office:value-type="float" office:value="0.12988">
                <text:p>0.12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305">
                <text:p>0.106305</text:p>
              </table:table-cell>
              <table:table-cell office:value-type="float" office:value="0.107627">
                <text:p>0.107627</text:p>
              </table:table-cell>
              <table:table-cell office:value-type="float" office:value="0.103515">
                <text:p>0.10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891">
                <text:p>0.093891</text:p>
              </table:table-cell>
              <table:table-cell office:value-type="float" office:value="0.093871">
                <text:p>0.093871</text:p>
              </table:table-cell>
              <table:table-cell office:value-type="float" office:value="0.094381">
                <text:p>0.094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483">
                <text:p>0.088483</text:p>
              </table:table-cell>
              <table:table-cell office:value-type="float" office:value="0.088483">
                <text:p>0.088483</text:p>
              </table:table-cell>
              <table:table-cell office:value-type="float" office:value="0.088642">
                <text:p>0.088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308">
                <text:p>0.087308</text:p>
              </table:table-cell>
              <table:table-cell office:value-type="float" office:value="0.087351">
                <text:p>0.087351</text:p>
              </table:table-cell>
              <table:table-cell office:value-type="float" office:value="0.087375">
                <text:p>0.08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593">
                <text:p>0.086593</text:p>
              </table:table-cell>
              <table:table-cell office:value-type="float" office:value="0.086549">
                <text:p>0.086549</text:p>
              </table:table-cell>
              <table:table-cell office:value-type="float" office:value="0.086569">
                <text:p>0.086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991">
                <text:p>0.085991</text:p>
              </table:table-cell>
              <table:table-cell office:value-type="float" office:value="0.085993">
                <text:p>0.085993</text:p>
              </table:table-cell>
              <table:table-cell office:value-type="float" office:value="0.086003">
                <text:p>0.086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5498">
                <text:p>0.085498</text:p>
              </table:table-cell>
              <table:table-cell office:value-type="float" office:value="0.085485">
                <text:p>0.085485</text:p>
              </table:table-cell>
              <table:table-cell office:value-type="float" office:value="0.085494">
                <text:p>0.085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5221">
                <text:p>0.085221</text:p>
              </table:table-cell>
              <table:table-cell office:value-type="float" office:value="0.085221">
                <text:p>0.085221</text:p>
              </table:table-cell>
              <table:table-cell office:value-type="float" office:value="0.085245">
                <text:p>0.085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5098">
                <text:p>0.085098</text:p>
              </table:table-cell>
              <table:table-cell office:value-type="float" office:value="0.08509">
                <text:p>0.08509</text:p>
              </table:table-cell>
              <table:table-cell office:value-type="float" office:value="0.085148">
                <text:p>0.085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1.937cm" svg:y="3.703cm" style:legend-expansion="high" chart:style-name="ch2"/>
        <chart:plot-area chart:style-name="ch3" chart:data-source-has-labels="both" svg:x="0.77cm" svg:y="0.855cm" svg:width="10.528cm" svg:height="7.545cm">
          <chartooo:coordinate-region svg:x="2.132cm" svg:y="1.054cm" svg:width="9.166cm" svg:height="6.699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" chart:label-cell-address="local-table.$B$1" chart:class="chart:bar">
            <chart:data-point chart:repeated="14"/>
          </chart:series>
          <chart:series chart:style-name="ch8" chart:values-cell-range-address="local-table.$C$2:.$C$15" chart:label-cell-address="local-table.$C$1" chart:class="chart:bar">
            <chart:data-point chart:repeated="14"/>
          </chart:series>
          <chart:series chart:style-name="ch9" chart:values-cell-range-address="local-table.$D$2:.$D$15" chart:label-cell-address="local-table.$D$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om 10 iteraciones </text:p>
              </table:table-cell>
              <table:table-cell office:value-type="string">
                <text:p>Tcom 50 iteraciones</text:p>
              </table:table-cell>
              <table:table-cell office:value-type="string">
                <text:p>Tcom 100 iteracion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.560577">
                <text:p>167.560577</text:p>
              </table:table-cell>
              <table:table-cell office:value-type="float" office:value="167.610645">
                <text:p>167.610645</text:p>
              </table:table-cell>
              <table:table-cell office:value-type="float" office:value="163.990259">
                <text:p>163.990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.701061">
                <text:p>209.701061</text:p>
              </table:table-cell>
              <table:table-cell office:value-type="float" office:value="204.429626">
                <text:p>204.429626</text:p>
              </table:table-cell>
              <table:table-cell office:value-type="float" office:value="197.064877">
                <text:p>197.064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992893">
                <text:p>301.992893</text:p>
              </table:table-cell>
              <table:table-cell office:value-type="float" office:value="352.499485">
                <text:p>352.499485</text:p>
              </table:table-cell>
              <table:table-cell office:value-type="float" office:value="288.800001">
                <text:p>288.8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803967">
                <text:p>355.803967</text:p>
              </table:table-cell>
              <table:table-cell office:value-type="float" office:value="581.579208">
                <text:p>581.579208</text:p>
              </table:table-cell>
              <table:table-cell office:value-type="float" office:value="356.475115">
                <text:p>356.475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3.958626">
                <text:p>583.958626</text:p>
              </table:table-cell>
              <table:table-cell office:value-type="float" office:value="286.929607">
                <text:p>286.929607</text:p>
              </table:table-cell>
              <table:table-cell office:value-type="float" office:value="574.964285">
                <text:p>574.964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6.492939">
                <text:p>916.492939</text:p>
              </table:table-cell>
              <table:table-cell office:value-type="float" office:value="925.059319">
                <text:p>925.059319</text:p>
              </table:table-cell>
              <table:table-cell office:value-type="float" office:value="890.97023">
                <text:p>890.97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3.957672">
                <text:p>1583.957672</text:p>
              </table:table-cell>
              <table:table-cell office:value-type="float" office:value="1581.370831">
                <text:p>1581.370831</text:p>
              </table:table-cell>
              <table:table-cell office:value-type="float" office:value="1589.319706">
                <text:p>1589.319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45.041656">
                <text:p>2945.041656</text:p>
              </table:table-cell>
              <table:table-cell office:value-type="float" office:value="2942.790985">
                <text:p>2942.790985</text:p>
              </table:table-cell>
              <table:table-cell office:value-type="float" office:value="2947.605848">
                <text:p>2947.605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7.452717">
                <text:p>5767.452717</text:p>
              </table:table-cell>
              <table:table-cell office:value-type="float" office:value="5768.00108">
                <text:p>5768.00108</text:p>
              </table:table-cell>
              <table:table-cell office:value-type="float" office:value="5769.175291">
                <text:p>5769.175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95.597458">
                <text:p>11395.597458</text:p>
              </table:table-cell>
              <table:table-cell office:value-type="float" office:value="11387.591362">
                <text:p>11387.591362</text:p>
              </table:table-cell>
              <table:table-cell office:value-type="float" office:value="11389.700174">
                <text:p>11389.700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87.656975">
                <text:p>22587.656975</text:p>
              </table:table-cell>
              <table:table-cell office:value-type="float" office:value="22585.940361">
                <text:p>22585.940361</text:p>
              </table:table-cell>
              <table:table-cell office:value-type="float" office:value="22588.210106">
                <text:p>22588.21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71.139526">
                <text:p>44871.139526</text:p>
              </table:table-cell>
              <table:table-cell office:value-type="float" office:value="44861.879349">
                <text:p>44861.879349</text:p>
              </table:table-cell>
              <table:table-cell office:value-type="float" office:value="44866.404533">
                <text:p>44866.404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406.442642">
                <text:p>89406.442642</text:p>
              </table:table-cell>
              <table:table-cell office:value-type="float" office:value="89404.439926">
                <text:p>89404.439926</text:p>
              </table:table-cell>
              <table:table-cell office:value-type="float" office:value="89429.229498">
                <text:p>89429.229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510.093689">
                <text:p>178510.093689</text:p>
              </table:table-cell>
              <table:table-cell office:value-type="float" office:value="178491.020203">
                <text:p>178491.020203</text:p>
              </table:table-cell>
              <table:table-cell office:value-type="float" office:value="178611.930609">
                <text:p>178611.9306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